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Noto Sans" fo:font-size="9pt" style:font-size-asian="9pt" style:font-size-complex="9pt"/>
    </style:style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B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mass_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float" office:value="2.11666666666667" calcext:value-type="float">
            <text:p>2.11666666666667</text:p>
          </table:table-cell>
          <table:table-cell office:value-type="float" office:value="0.0544848480995605" calcext:value-type="float">
            <text:p>0.054484848099561</text:p>
          </table:table-cell>
          <table:table-cell/>
          <table:table-cell table:formula="of:=[.A3]-[.$A$3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2.13333333333333" calcext:value-type="float">
            <text:p>2.13333333333333</text:p>
          </table:table-cell>
          <table:table-cell office:value-type="float" office:value="0.0380731352014703" calcext:value-type="float">
            <text:p>0.03807313520147</text:p>
          </table:table-cell>
          <table:table-cell/>
          <table:table-cell table:formula="of:=[.A4]-[.$A$3]" office:value-type="float" office:value="0.0166666666666666" calcext:value-type="float">
            <text:p>0.016666666666667</text:p>
          </table:table-cell>
          <table:table-cell table:number-columns-repeated="1020"/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0.0211517417785946" calcext:value-type="float">
            <text:p>0.021151741778595</text:p>
          </table:table-cell>
          <table:table-cell/>
          <table:table-cell table:formula="of:=[.A5]-[.$A$3]" office:value-type="float" office:value="0.0333333333333332" calcext:value-type="float">
            <text:p>0.033333333333333</text:p>
          </table:table-cell>
          <table:table-cell table:number-columns-repeated="1020"/>
        </table:table-row>
        <table:table-row table:style-name="ro1">
          <table:table-cell office:value-type="float" office:value="2.16666666666667" calcext:value-type="float">
            <text:p>2.16666666666667</text:p>
          </table:table-cell>
          <table:table-cell office:value-type="float" office:value="0.00412841225076186" calcext:value-type="float">
            <text:p>0.004128412250762</text:p>
          </table:table-cell>
          <table:table-cell/>
          <table:table-cell table:formula="of:=[.A6]-[.$A$3]" office:value-type="float" office:value="0.0499999999999998" calcext:value-type="float">
            <text:p>0.05</text:p>
          </table:table-cell>
          <table:table-cell table:number-columns-repeated="1020"/>
        </table:table-row>
        <table:table-row table:style-name="ro1">
          <table:table-cell office:value-type="float" office:value="2.18333333333333" calcext:value-type="float">
            <text:p>2.18333333333333</text:p>
          </table:table-cell>
          <table:table-cell office:value-type="float" office:value="-0.0130987894869851" calcext:value-type="float">
            <text:p>-0.013098789486985</text:p>
          </table:table-cell>
          <table:table-cell/>
          <table:table-cell table:formula="of:=[.A7]-[.$A$3]" office:value-type="float" office:value="0.0666666666666664" calcext:value-type="float">
            <text:p>0.066666666666667</text:p>
          </table:table-cell>
          <table:table-cell table:number-columns-repeated="1020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-0.0306317995396032" calcext:value-type="float">
            <text:p>-0.030631799539603</text:p>
          </table:table-cell>
          <table:table-cell/>
          <table:table-cell table:formula="of:=[.A8]-[.$A$3]" office:value-type="float" office:value="0.0833333333333335" calcext:value-type="float">
            <text:p>0.083333333333334</text:p>
          </table:table-cell>
          <table:table-cell table:number-columns-repeated="1020"/>
        </table:table-row>
        <table:table-row table:style-name="ro1">
          <table:table-cell office:value-type="float" office:value="2.21666666666667" calcext:value-type="float">
            <text:p>2.21666666666667</text:p>
          </table:table-cell>
          <table:table-cell office:value-type="float" office:value="-0.0483686818021356" calcext:value-type="float">
            <text:p>-0.048368681802136</text:p>
          </table:table-cell>
          <table:table-cell/>
          <table:table-cell table:formula="of:=[.A9]-[.$A$3]" office:value-type="float" office:value="0.1" calcext:value-type="float">
            <text:p>0.1</text:p>
          </table:table-cell>
          <table:table-cell table:number-columns-repeated="1020"/>
        </table:table-row>
        <table:table-row table:style-name="ro1">
          <table:table-cell office:value-type="float" office:value="2.23333333333333" calcext:value-type="float">
            <text:p>2.23333333333333</text:p>
          </table:table-cell>
          <table:table-cell office:value-type="float" office:value="-0.0669210529043246" calcext:value-type="float">
            <text:p>-0.066921052904325</text:p>
          </table:table-cell>
          <table:table-cell/>
          <table:table-cell table:formula="of:=[.A10]-[.$A$3]" office:value-type="float" office:value="0.116666666666667" calcext:value-type="float">
            <text:p>0.116666666666667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ss_B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1.0166666666667" calcext:value-type="float">
            <text:p>11.0166666666667</text:p>
          </table:table-cell>
          <table:table-cell office:value-type="float" office:value="0.0611944803310823" calcext:value-type="float">
            <text:p>0.061194480331082</text:p>
          </table:table-cell>
        </table:table-row>
        <table:table-row table:style-name="ro1">
          <table:table-cell office:value-type="float" office:value="11.0333333333333" calcext:value-type="float">
            <text:p>11.0333333333333</text:p>
          </table:table-cell>
          <table:table-cell office:value-type="float" office:value="0.0428865910447515" calcext:value-type="float">
            <text:p>0.042886591044752</text:p>
          </table:table-cell>
        </table:table-row>
        <table:table-row table:style-name="ro1">
          <table:table-cell office:value-type="float" office:value="11.05" calcext:value-type="float">
            <text:p>11.05</text:p>
          </table:table-cell>
          <table:table-cell office:value-type="float" office:value="0.0256052169418307" calcext:value-type="float">
            <text:p>0.025605216941831</text:p>
          </table:table-cell>
        </table:table-row>
        <table:table-row table:style-name="ro1">
          <table:table-cell office:value-type="float" office:value="11.0666666666667" calcext:value-type="float">
            <text:p>11.0666666666667</text:p>
          </table:table-cell>
          <table:table-cell office:value-type="float" office:value="0.00617430763136342" calcext:value-type="float">
            <text:p>0.006174307631363</text:p>
          </table:table-cell>
        </table:table-row>
        <table:table-row table:style-name="ro1">
          <table:table-cell office:value-type="float" office:value="11.0833333333333" calcext:value-type="float">
            <text:p>11.0833333333333</text:p>
          </table:table-cell>
          <table:table-cell office:value-type="float" office:value="-0.0111682329214368" calcext:value-type="float">
            <text:p>-0.011168232921437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-0.0299635517404401" calcext:value-type="float">
            <text:p>-0.02996355174044</text:p>
          </table:table-cell>
        </table:table-row>
        <table:table-row table:style-name="ro1">
          <table:table-cell office:value-type="float" office:value="11.1166666666667" calcext:value-type="float">
            <text:p>11.1166666666667</text:p>
          </table:table-cell>
          <table:table-cell office:value-type="float" office:value="-0.0480324814263419" calcext:value-type="float">
            <text:p>-0.048032481426342</text:p>
          </table:table-cell>
        </table:table-row>
        <table:table-row table:style-name="ro1">
          <table:table-cell office:value-type="float" office:value="11.1333333333333" calcext:value-type="float">
            <text:p>11.1333333333333</text:p>
          </table:table-cell>
          <table:table-cell office:value-type="float" office:value="-0.0671001961702584" calcext:value-type="float">
            <text:p>-0.067100196170258</text:p>
          </table:table-cell>
        </table:table-row>
      </table:table>
      <table:table table:name="B3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ss_A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0.0580660840866132" calcext:value-type="float">
            <text:p>0.058066084086613</text:p>
          </table:table-cell>
        </table:table-row>
        <table:table-row table:style-name="ro1">
          <table:table-cell office:value-type="float" office:value="6.66666666666667" calcext:value-type="float">
            <text:p>6.66666666666667</text:p>
          </table:table-cell>
          <table:table-cell office:value-type="float" office:value="0.0379489637400821" calcext:value-type="float">
            <text:p>0.037948963740082</text:p>
          </table:table-cell>
        </table:table-row>
        <table:table-row table:style-name="ro1">
          <table:table-cell office:value-type="float" office:value="6.68333333333333" calcext:value-type="float">
            <text:p>6.68333333333333</text:p>
          </table:table-cell>
          <table:table-cell office:value-type="float" office:value="0.0194560677043061" calcext:value-type="float">
            <text:p>0.019456067704306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table:style-name="ce3" office:value-type="float" office:value="0.000963171668529994" calcext:value-type="float">
            <text:p>9.63E-04</text:p>
          </table:table-cell>
        </table:table-row>
        <table:table-row table:style-name="ro1">
          <table:table-cell office:value-type="float" office:value="6.71666666666667" calcext:value-type="float">
            <text:p>6.71666666666667</text:p>
          </table:table-cell>
          <table:table-cell office:value-type="float" office:value="-0.0183002617020701" calcext:value-type="float">
            <text:p>-0.01830026170207</text:p>
          </table:table-cell>
        </table:table-row>
        <table:table-row table:style-name="ro1">
          <table:table-cell office:value-type="float" office:value="6.73333333333333" calcext:value-type="float">
            <text:p>6.73333333333333</text:p>
          </table:table-cell>
          <table:table-cell office:value-type="float" office:value="-0.0378205408509448" calcext:value-type="float">
            <text:p>-0.037820540850945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-0.0577260886672316" calcext:value-type="float">
            <text:p>-0.057726088667232</text:p>
          </table:table-cell>
        </table:table-row>
        <table:table-row table:style-name="ro1">
          <table:table-cell office:value-type="float" office:value="6.76666666666667" calcext:value-type="float">
            <text:p>6.76666666666667</text:p>
          </table:table-cell>
          <table:table-cell office:value-type="float" office:value="-0.0773747907052436" calcext:value-type="float">
            <text:p>-0.077374790705244</text:p>
          </table:table-cell>
        </table:table-row>
      </table:table>
      <table:table table:name="B4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ss_B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9.41666666666667" calcext:value-type="float">
            <text:p>9.41666666666667</text:p>
          </table:table-cell>
          <table:table-cell office:value-type="float" office:value="0.0736289447402809" calcext:value-type="float">
            <text:p>0.073628944740281</text:p>
          </table:table-cell>
        </table:table-row>
        <table:table-row table:style-name="ro1">
          <table:table-cell office:value-type="float" office:value="9.43333333333333" calcext:value-type="float">
            <text:p>9.43333333333333</text:p>
          </table:table-cell>
          <table:table-cell office:value-type="float" office:value="0.0560161022253432" calcext:value-type="float">
            <text:p>0.056016102225343</text:p>
          </table:table-cell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0.0382216840143751" calcext:value-type="float">
            <text:p>0.038221684014375</text:p>
          </table:table-cell>
        </table:table-row>
        <table:table-row table:style-name="ro1">
          <table:table-cell office:value-type="float" office:value="9.46666666666667" calcext:value-type="float">
            <text:p>9.46666666666667</text:p>
          </table:table-cell>
          <table:table-cell office:value-type="float" office:value="0.0212443564355434" calcext:value-type="float">
            <text:p>0.021244356435544</text:p>
          </table:table-cell>
        </table:table-row>
        <table:table-row table:style-name="ro1">
          <table:table-cell office:value-type="float" office:value="9.48333333333333" calcext:value-type="float">
            <text:p>9.48333333333333</text:p>
          </table:table-cell>
          <table:table-cell office:value-type="float" office:value="0.00317757468052998" calcext:value-type="float">
            <text:p>0.00317757468053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-0.0147984192264683" calcext:value-type="float">
            <text:p>-0.014798419226468</text:p>
          </table:table-cell>
        </table:table-row>
        <table:table-row table:style-name="ro1">
          <table:table-cell office:value-type="float" office:value="9.51666666666667" calcext:value-type="float">
            <text:p>9.51666666666667</text:p>
          </table:table-cell>
          <table:table-cell office:value-type="float" office:value="-0.0330467766775121" calcext:value-type="float">
            <text:p>-0.033046776677512</text:p>
          </table:table-cell>
        </table:table-row>
        <table:table-row table:style-name="ro1">
          <table:table-cell office:value-type="float" office:value="9.53333333333333" calcext:value-type="float">
            <text:p>9.53333333333333</text:p>
          </table:table-cell>
          <table:table-cell office:value-type="float" office:value="-0.0519306490646618" calcext:value-type="float">
            <text:p>-0.051930649064662</text:p>
          </table:table-cell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-0.0712684606918872" calcext:value-type="float">
            <text:p>-0.071268460691887</text:p>
          </table:table-cell>
        </table:table-row>
      </table:table>
      <table:table table:name="B5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ss_C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2.6666666666667" calcext:value-type="float">
            <text:p>12.6666666666667</text:p>
          </table:table-cell>
          <table:table-cell office:value-type="float" office:value="0.0509319827364952" calcext:value-type="float">
            <text:p>0.050931982736495</text:p>
          </table:table-cell>
        </table:table-row>
        <table:table-row table:style-name="ro1">
          <table:table-cell office:value-type="float" office:value="12.6833333333333" calcext:value-type="float">
            <text:p>12.6833333333333</text:p>
          </table:table-cell>
          <table:table-cell office:value-type="float" office:value="0.0328652009814817" calcext:value-type="float">
            <text:p>0.032865200981482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0.0143444799863926" calcext:value-type="float">
            <text:p>0.014344479986393</text:p>
          </table:table-cell>
        </table:table-row>
        <table:table-row table:style-name="ro1">
          <table:table-cell office:value-type="float" office:value="12.7166666666667" calcext:value-type="float">
            <text:p>12.7166666666667</text:p>
          </table:table-cell>
          <table:table-cell office:value-type="float" office:value="-0.0054472708809086" calcext:value-type="float">
            <text:p>-0.005447270880909</text:p>
          </table:table-cell>
        </table:table-row>
        <table:table-row table:style-name="ro1">
          <table:table-cell office:value-type="float" office:value="12.7333333333333" calcext:value-type="float">
            <text:p>12.7333333333333</text:p>
          </table:table-cell>
          <table:table-cell office:value-type="float" office:value="-0.0239679918759977" calcext:value-type="float">
            <text:p>-0.023967991875998</text:p>
          </table:table-cell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-0.0432150156552081" calcext:value-type="float">
            <text:p>-0.043215015655208</text:p>
          </table:table-cell>
        </table:table-row>
        <table:table-row table:style-name="ro1">
          <table:table-cell office:value-type="float" office:value="12.7666666666667" calcext:value-type="float">
            <text:p>12.7666666666667</text:p>
          </table:table-cell>
          <table:table-cell office:value-type="float" office:value="-0.0629159786744941" calcext:value-type="float">
            <text:p>-0.062915978674494</text:p>
          </table:table-cell>
        </table:table-row>
      </table:table>
      <table:table table:name="B6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ss_D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6.8666666666667" calcext:value-type="float">
            <text:p>16.8666666666667</text:p>
          </table:table-cell>
          <table:table-cell office:value-type="float" office:value="0.0448995347362018" calcext:value-type="float">
            <text:p>0.044899534736202</text:p>
          </table:table-cell>
        </table:table-row>
        <table:table-row table:style-name="ro1">
          <table:table-cell office:value-type="float" office:value="16.8833333333333" calcext:value-type="float">
            <text:p>16.8833333333333</text:p>
          </table:table-cell>
          <table:table-cell office:value-type="float" office:value="0.0261307202158436" calcext:value-type="float">
            <text:p>0.026130720215844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0.00792820613359954" calcext:value-type="float">
            <text:p>0.0079282061336</text:p>
          </table:table-cell>
        </table:table-row>
        <table:table-row table:style-name="ro1">
          <table:table-cell office:value-type="float" office:value="16.9166666666667" calcext:value-type="float">
            <text:p>16.9166666666667</text:p>
          </table:table-cell>
          <table:table-cell office:value-type="float" office:value="-0.0115687089500485" calcext:value-type="float">
            <text:p>-0.011568708950049</text:p>
          </table:table-cell>
        </table:table-row>
        <table:table-row table:style-name="ro1">
          <table:table-cell office:value-type="float" office:value="16.9333333333333" calcext:value-type="float">
            <text:p>16.9333333333333</text:p>
          </table:table-cell>
          <table:table-cell office:value-type="float" office:value="-0.0300948232826434" calcext:value-type="float">
            <text:p>-0.030094823282644</text:p>
          </table:table-cell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-0.049429938241116" calcext:value-type="float">
            <text:p>-0.049429938241116</text:p>
          </table:table-cell>
        </table:table-row>
        <table:table-row table:style-name="ro1">
          <table:table-cell office:value-type="float" office:value="16.9666666666667" calcext:value-type="float">
            <text:p>16.9666666666667</text:p>
          </table:table-cell>
          <table:table-cell office:value-type="float" office:value="-0.0693313536377028" calcext:value-type="float">
            <text:p>-0.069331353637703</text:p>
          </table:table-cell>
        </table:table-row>
      </table:table>
      <table:table table:name="B7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ss_E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0.0475806804253822" calcext:value-type="float">
            <text:p>0.047580680425382</text:p>
          </table:table-cell>
        </table:table-row>
        <table:table-row table:style-name="ro1">
          <table:table-cell office:value-type="float" office:value="19.9166666666667" calcext:value-type="float">
            <text:p>19.9166666666667</text:p>
          </table:table-cell>
          <table:table-cell office:value-type="float" office:value="0.0303720132809795" calcext:value-type="float">
            <text:p>0.03037201328098</text:p>
          </table:table-cell>
        </table:table-row>
        <table:table-row table:style-name="ro1">
          <table:table-cell office:value-type="float" office:value="19.9333333333333" calcext:value-type="float">
            <text:p>19.9333333333333</text:p>
          </table:table-cell>
          <table:table-cell office:value-type="float" office:value="0.01155806002236" calcext:value-type="float">
            <text:p>0.01155806002236</text:p>
          </table:table-cell>
        </table:table-row>
        <table:table-row table:style-name="ro1">
          <table:table-cell office:value-type="float" office:value="19.95" calcext:value-type="float">
            <text:p>19.95</text:p>
          </table:table-cell>
          <table:table-cell office:value-type="float" office:value="-0.00738431612539667" calcext:value-type="float">
            <text:p>-0.007384316125397</text:p>
          </table:table-cell>
        </table:table-row>
        <table:table-row table:style-name="ro1">
          <table:table-cell office:value-type="float" office:value="19.9666666666667" calcext:value-type="float">
            <text:p>19.9666666666667</text:p>
          </table:table-cell>
          <table:table-cell office:value-type="float" office:value="-0.0258772121611728" calcext:value-type="float">
            <text:p>-0.025877212161173</text:p>
          </table:table-cell>
        </table:table-row>
        <table:table-row table:style-name="ro1">
          <table:table-cell office:value-type="float" office:value="19.9833333333333" calcext:value-type="float">
            <text:p>19.9833333333333</text:p>
          </table:table-cell>
          <table:table-cell office:value-type="float" office:value="-0.0444860455274201" calcext:value-type="float">
            <text:p>-0.044486045527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0637330693066304" calcext:value-type="float">
            <text:p>-0.06373306930663</text:p>
          </table:table-cell>
        </table:table-row>
      </table:table>
      <table:table table:name="B8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ss_F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3.3333333333333" calcext:value-type="float">
            <text:p>23.3333333333333</text:p>
          </table:table-cell>
          <table:table-cell office:value-type="float" office:value="0.0568075088650314" calcext:value-type="float">
            <text:p>0.056807508865032</text:p>
          </table:table-cell>
        </table:table-row>
        <table:table-row table:style-name="ro1">
          <table:table-cell office:value-type="float" office:value="23.35" calcext:value-type="float">
            <text:p>23.35</text:p>
          </table:table-cell>
          <table:table-cell office:value-type="float" office:value="0.0381577123997744" calcext:value-type="float">
            <text:p>0.038157712399774</text:p>
          </table:table-cell>
        </table:table-row>
        <table:table-row table:style-name="ro1">
          <table:table-cell office:value-type="float" office:value="23.3666666666667" calcext:value-type="float">
            <text:p>23.3666666666667</text:p>
          </table:table-cell>
          <table:table-cell office:value-type="float" office:value="0.0205376592976297" calcext:value-type="float">
            <text:p>0.02053765929763</text:p>
          </table:table-cell>
        </table:table-row>
        <table:table-row table:style-name="ro1">
          <table:table-cell office:value-type="float" office:value="23.3833333333333" calcext:value-type="float">
            <text:p>23.3833333333333</text:p>
          </table:table-cell>
          <table:table-cell office:value-type="float" office:value="0.00211669469084202" calcext:value-type="float">
            <text:p>0.002116694690842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-0.0167619336328844" calcext:value-type="float">
            <text:p>-0.016761933632885</text:p>
          </table:table-cell>
        </table:table-row>
        <table:table-row table:style-name="ro1">
          <table:table-cell office:value-type="float" office:value="23.4166666666667" calcext:value-type="float">
            <text:p>23.4166666666667</text:p>
          </table:table-cell>
          <table:table-cell office:value-type="float" office:value="-0.0354117300981415" calcext:value-type="float">
            <text:p>-0.035411730098142</text:p>
          </table:table-cell>
        </table:table-row>
        <table:table-row table:style-name="ro1">
          <table:table-cell office:value-type="float" office:value="23.4333333333333" calcext:value-type="float">
            <text:p>23.4333333333333</text:p>
          </table:table-cell>
          <table:table-cell office:value-type="float" office:value="-0.0549768539972762" calcext:value-type="float">
            <text:p>-0.054976853997276</text:p>
          </table:table-cell>
        </table:table-row>
        <table:table-row table:style-name="ro1">
          <table:table-cell office:value-type="float" office:value="23.45" calcext:value-type="float">
            <text:p>23.45</text:p>
          </table:table-cell>
          <table:table-cell office:value-type="float" office:value="-0.0749996416133498" calcext:value-type="float">
            <text:p>-0.07499964161335</text:p>
          </table:table-cell>
        </table:table-row>
      </table:table>
      <table:table table:name="B9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ss_G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0.050106881411887" calcext:value-type="float">
            <text:p>0.050106881411887</text:p>
          </table:table-cell>
        </table:table-row>
        <table:table-row table:style-name="ro1">
          <table:table-cell office:value-type="float" office:value="26.5166666666667" calcext:value-type="float">
            <text:p>26.5166666666667</text:p>
          </table:table-cell>
          <table:table-cell office:value-type="float" office:value="0.0333805555305089" calcext:value-type="float">
            <text:p>0.033380555530509</text:p>
          </table:table-cell>
        </table:table-row>
        <table:table-row table:style-name="ro1">
          <table:table-cell office:value-type="float" office:value="26.5333333333333" calcext:value-type="float">
            <text:p>26.5333333333333</text:p>
          </table:table-cell>
          <table:table-cell office:value-type="float" office:value="0.0152123050041844" calcext:value-type="float">
            <text:p>0.015212305004184</text:p>
          </table:table-cell>
        </table:table-row>
        <table:table-row table:style-name="ro1">
          <table:table-cell office:value-type="float" office:value="26.55" calcext:value-type="float">
            <text:p>26.55</text:p>
          </table:table-cell>
          <table:table-cell office:value-type="float" office:value="-0.00252336812865619" calcext:value-type="float">
            <text:p>-0.002523368128656</text:p>
          </table:table-cell>
        </table:table-row>
        <table:table-row table:style-name="ro1">
          <table:table-cell office:value-type="float" office:value="26.5666666666667" calcext:value-type="float">
            <text:p>26.5666666666667</text:p>
          </table:table-cell>
          <table:table-cell office:value-type="float" office:value="-0.0215567734419485" calcext:value-type="float">
            <text:p>-0.021556773441949</text:p>
          </table:table-cell>
        </table:table-row>
        <table:table-row table:style-name="ro1">
          <table:table-cell office:value-type="float" office:value="26.5833333333333" calcext:value-type="float">
            <text:p>26.5833333333333</text:p>
          </table:table-cell>
          <table:table-cell office:value-type="float" office:value="-0.039725023968273" calcext:value-type="float">
            <text:p>-0.039725023968273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-0.0587584292815653" calcext:value-type="float">
            <text:p>-0.0587584292815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00-00-00</text:date>, <text:time style:data-style-name="N2" text:time-value="16:43:58.9811989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2T16:43:59.767610100</meta:creation-date>
    <dc:title>Noto Sans</dc:title>
    <meta:editing-duration>PT47M31S</meta:editing-duration>
    <meta:editing-cycles>12</meta:editing-cycles>
    <meta:generator>LibreOffice/6.4.5.2$Linux_X86_64 LibreOffice_project/40$Build-2</meta:generator>
    <meta:initial-creator>Yudong Sun</meta:initial-creator>
    <dc:date>2020-08-22T17:52:08.184553193</dc:date>
    <dc:creator>Yudong Sun</dc:creator>
    <meta:document-statistic meta:table-count="9" meta:cell-count="173" meta:object-count="0"/>
    <meta:template xlink:type="simple" xlink:actuate="onRequest" xlink:title="Noto Sans" xlink:href="../../../../../../../../../home/sunyudong/Templates/Noto%20Sans1.ots" meta:date="2020-08-22T16:43:59.032497918"/>
  </office:meta>
</office:document-meta>
</file>